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8" style:family="paragraph" style:parent-style-name="Text_20_body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1" style:family="paragraph" style:parent-style-name="DefaultGrasSol">
      <style:text-properties style:font-name="Arial" fo:font-size="11pt" style:font-size-asian="11pt" style:font-size-complex="11pt"/>
    </style:style>
    <style:style style:name="P32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4" style:family="paragraph" style:parent-style-name="DefaultPushToEnd">
      <style:text-properties style:font-name="Arial" fo:font-size="11pt" style:font-size-asian="11pt" style:font-size-complex="11pt"/>
    </style:style>
    <style:style style:name="P3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36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7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38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%#include PCdacHeader#%</text:p>
      <text:p text:style-name="P6"/>
      <text:p text:style-name="P7"><text:span text:style-name="T2">%=COPIE_A=%</text:span> <text:tab/><text:tab/></text:p>
      <text:p text:style-name="P9">%=NO_DECISION=%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26">%=POLITESSE=%<text:line-break/></text:p>
      <text:p text:style-name="P29">%=INTRO=%</text:p>
      <text:p text:style-name="P29"/>
      <text:p text:style-name="P24">%=CONFORM_LEGISLATION=%</text:p>
      <text:p text:style-name="P29"/>
      <text:p text:style-name="P24">%=VALABLE_DECISION =%</text:p>
      <text:p text:style-name="P31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14">%=remLineWhenBlank(MEMBRES_FAMILLES,1)=%</text:p>
      <text:p text:style-name="P7"/>
      <text:p text:style-name="P31">%=remLineWhenBlank(REDUCTION_PRIMES,1)=%</text:p>
      <text:p text:style-name="P25">%=remLineWhenBlank(B_REDUCTION_PRIMES,1)=%</text:p>
      <text:p text:style-name="P25"/>
      <text:p text:style-name="P31">%=remLineWhenBlank(VERSEMENT_PC,1)=%</text:p>
      <text:p text:style-name="P16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2">%{RM_IF_NO_DATA:true}%</text:p>
          </table:table-cell>
          <table:table-cell table:style-name="tabVersement.A1" office:value-type="string">
            <text:p text:style-name="P18"/>
          </table:table-cell>
          <table:table-cell table:style-name="tabVersement.A1" office:value-type="string">
            <text:p text:style-name="P18"/>
          </table:table-cell>
        </table:table-row>
        <table:table-row>
          <table:table-cell table:style-name="tabVersement.A1" office:value-type="string">
            <text:p text:style-name="P33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30">%=B_VERSEMENT_PC_ADRESSE=%</text:p>
          </table:table-cell>
          <table:table-cell table:style-name="tabVersement.A1" office:value-type="string">
            <text:p text:style-name="P30">%=B_VERSEMENT_PC_IBAN=%</text:p>
          </table:table-cell>
        </table:table-row>
      </table:table>
      <text:p text:style-name="P27">%=remLineWhenBlank(B_VERSEMENT_PC_REMARQUES,1)=%</text:p>
      <text:p text:style-name="P11"/>
      <text:p text:style-name="P31">%=remLineWhenBlank(REMARQUES,1)=%</text:p>
      <text:p text:style-name="P7">%=remLineWhenBlank(TXT_REMARQUES,1)=%</text:p>
      <text:p text:style-name="P10"/>
      <text:p text:style-name="P17"/>
      <text:p text:style-name="P31">%=remLineWhenBlank(OBLIGATION_RENSEIGNER,1)=%</text:p>
      <text:p text:style-name="P17">%=remLineWhenBlank(B_OBLIGATION_RENSEIGNER,1)=%</text:p>
      <text:p text:style-name="P14"/>
      <text:p text:style-name="P31">%=remLineWhenBlank(INFORMATIONS,1)=%</text:p>
      <text:p text:style-name="P14">%=remLineWhenBlank(B_INFORMATIONS_1,1)=%</text:p>
      <text:list xml:id="list29474863" text:style-name="L1">
        <text:list-item>
          <text:p text:style-name="P37">%=remLineWhenBlank(B_INFORMATIONS_2,1)=%</text:p>
        </text:list-item>
      </text:list>
      <text:p text:style-name="P14"/>
      <text:p text:style-name="P8">%=remLineWhenBlank(B_INFORMATIONS_3,1)=%</text:p>
      <text:p text:style-name="P8"/>
      <text:p text:style-name="P31">%=remLineWhenBlank(MOYENS_DROITS,1)=%</text:p>
      <text:p text:style-name="P14">%=remLineWhenBlank(B_MOYENS_DROITS,1)=%</text:p>
      <text:p text:style-name="P23"/>
      <text:p text:style-name="P28"><text:soft-page-break/>%=SALUTATIONS=%</text:p>
      <text:p text:style-name="P15"/>
      <text:p text:style-name="P12"><text:tab/><text:span text:style-name="T7">%#include PCsignatureDAC#%</text:span></text:p>
      <text:p text:style-name="P12"/>
      <text:p text:style-name="P12"/>
      <text:p text:style-name="P34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19">%=ANNEXE=%</text:p>
          </table:table-cell>
          <table:table-cell table:style-name="TableauAnnexeCopie.A1" office:value-type="string">
            <text:p text:style-name="P20">%=ANNEXES=%</text:p>
          </table:table-cell>
        </table:table-row>
        <table:table-row>
          <table:table-cell table:style-name="TableauAnnexeCopie.A1" office:value-type="string">
            <text:p text:style-name="P21">%=COPIE=%</text:p>
          </table:table-cell>
          <table:table-cell table:style-name="TableauAnnexeCopie.A1" office:value-type="string">
            <text:p text:style-name="P22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5-10-01T09:32:36.66</dc:date>
    <meta:print-date>2011-02-22T10:58:36</meta:print-date>
    <meta:editing-cycles>168</meta:editing-cycles>
    <meta:editing-duration>P1DT14H34M59S</meta:editing-duration>
    <meta:document-statistic meta:table-count="2" meta:image-count="0" meta:object-count="0" meta:page-count="2" meta:paragraph-count="42" meta:word-count="52" meta:character-count="1258"/>
    <meta:user-defined meta:name="Info 1"/>
    <meta:user-defined meta:name="Info 2"/>
    <meta:user-defined meta:name="Info 3"/>
    <meta:user-defined meta:name="Info 4"/>
  </office:meta>
</office:document-meta>
</file>